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18 Holes BRK" svg:font-family="'18 Holes BRK'" style:font-pitch="variable"/>
    <style:font-face style:name="Automatica BRK" svg:font-family="'Automatica BRK'" style:font-pitch="variable"/>
    <style:font-face style:name="Binary CHR BRK" svg:font-family="'Binary CHR BRK'" style:font-pitch="variable"/>
    <style:font-face style:name="Bobcaygeon BRK" svg:font-family="'Bobcaygeon BRK'" style:font-pitch="variable"/>
    <style:font-face style:name="Brass Knuckle SS BRK" svg:font-family="'Brass Knuckle SS BRK'" style:font-pitch="variable"/>
    <style:font-face style:name="DejaVu Sans" svg:font-family="'DejaVu Sans'" style:font-family-generic="system" style:font-pitch="variable"/>
    <style:font-face style:name="Detonate BRK" svg:font-family="'Detonate BR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draw:stroke="solid" svg:stroke-color="#3faf46" draw:opacity-name="Transparency_20_1" draw:textarea-vertical-align="top" draw:auto-grow-height="false" draw:fit-to-size="false" style:shrink-to-fit="true" fo:min-height="6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Bobcaygeon BRK" fo:font-size="32pt" style:font-size-asian="32pt" style:font-size-complex="32pt"/>
    </style:style>
    <style:style style:name="P2" style:family="paragraph">
      <loext:graphic-properties draw:opacity-name="Transparency_20_1"/>
      <style:paragraph-properties fo:text-align="center"/>
      <style:text-properties style:font-name="Bobcaygeon BRK" fo:font-size="32pt" style:font-size-asian="32pt" style:font-size-complex="32pt"/>
    </style:style>
    <style:style style:name="P3" style:family="paragraph">
      <loext:graphic-properties draw:fill-color="#ffffff"/>
    </style:style>
    <style:style style:name="T1" style:family="text">
      <style:text-properties style:font-name="Bobcaygeon BRK" fo:font-size="32pt" style:font-size-asian="32pt" style:font-size-complex="32pt"/>
    </style:style>
    <style:style style:name="T2" style:family="text">
      <style:text-properties style:font-name="Bobcaygeon BRK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9.899cm" svg:height="6cm" svg:x="1.601cm" svg:y="0.5cm" presentation:class="title" presentation:user-transformed="true">
          <draw:text-box>
            <text:p text:style-name="P1"><text:span text:style-name="T1"><text:line-break/></text:span><text:span text:style-name="T2">UNER-TUDW</text:span><text:span text:style-name="T2"><text:line-break/></text:span><text:span text:style-name="T2">DISEÑO GRAFICO</text:span><text:span text:style-name="T2"><text:line-break/></text:span><text:span text:style-name="T2">2022 – 1 AÑO 2ºCuatri-Tp01</text:span></text:p>
          </draw:text-box>
        </draw:frame>
        <draw:frame presentation:style-name="pr2" draw:text-style-name="P3" draw:layer="layout" svg:width="14.399cm" svg:height="2.693cm" svg:x="11.201cm" svg:y="10.707cm" presentation:class="subtitle">
          <draw:text-box>
            <text:p>Docentes: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18 Holes BRK" svg:font-family="'18 Holes BRK'" style:font-pitch="variable"/>
    <style:font-face style:name="Automatica BRK" svg:font-family="'Automatica BRK'" style:font-pitch="variable"/>
    <style:font-face style:name="Binary CHR BRK" svg:font-family="'Binary CHR BRK'" style:font-pitch="variable"/>
    <style:font-face style:name="Bobcaygeon BRK" svg:font-family="'Bobcaygeon BRK'" style:font-pitch="variable"/>
    <style:font-face style:name="Brass Knuckle SS BRK" svg:font-family="'Brass Knuckle SS BRK'" style:font-pitch="variable"/>
    <style:font-face style:name="DejaVu Sans" svg:font-family="'DejaVu Sans'" style:font-family-generic="system" style:font-pitch="variable"/>
    <style:font-face style:name="Detonate BRK" svg:font-family="'Detonate BR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solid" svg:stroke-width="0.2cm" draw:marker-start-width="0.5cm" draw:marker-end-width="0.5cm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01:54:26.655370624</meta:creation-date>
    <meta:editing-duration>PT7M41S</meta:editing-duration>
    <meta:editing-cycles>2</meta:editing-cycles>
    <meta:generator>LibreOffice/7.3.5.2$Linux_X86_64 LibreOffice_project/30$Build-2</meta:generator>
    <dc:title>Nature Illustration</dc:title>
    <dc:date>2022-08-19T02:12:17.963730495</dc:date>
    <meta:document-statistic meta:object-count="40"/>
  </office:meta>
</office:document-meta>
</file>